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61.26mm"/>
    </style:style>
    <style:style style:name="co2" style:family="table-column">
      <style:table-column-properties fo:break-before="auto" style:column-width="58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orreo</text:p>
          </table:table-cell>
          <table:table-cell table:style-name="ce1" office:value-type="string" calcext:value-type="string">
            <text:p>Tarea 1</text:p>
          </table:table-cell>
          <table:table-cell table:style-name="ce1" office:value-type="string" calcext:value-type="string">
            <text:p>Extras</text:p>
          </table:table-cell>
          <table:table-cell table:style-name="ce1" office:value-type="string" calcext:value-type="string">
            <text:p>Tare2</text:p>
          </table:table-cell>
        </table:table-row>
        <table:table-row table:style-name="ro1">
          <table:table-cell office:value-type="string" calcext:value-type="string">
            <text:p>Ayala Martínez Sebastian</text:p>
          </table:table-cell>
          <table:table-cell office:value-type="string" calcext:value-type="string">
            <text:p><text:a xlink:href="mailto:sbs_46r@hotmail.com" xlink:type="simple">sbs_46r@hot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anco Martínez Adán</text:p>
          </table:table-cell>
          <table:table-cell office:value-type="string" calcext:value-type="string">
            <text:p><text:a xlink:href="mailto:adan.barranco.martinez@hotmail.com" xlink:type="simple">adan.barranco.martinez@hot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yanira Jocelyn Sánchez Cabrera</text:p>
          </table:table-cell>
          <table:table-cell office:value-type="string" calcext:value-type="string">
            <text:p><text:a xlink:href="mailto:dayanira.styles@gmail.com" xlink:type="simple">dayanira.styles@gmail.com</text:a>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arcía Antonio Yeni Monserrat</text:p>
          </table:table-cell>
          <table:table-cell office:value-type="string" calcext:value-type="string">
            <text:p><text:a xlink:href="mailto:sasuke.sakura2017@gmail.com" xlink:type="simple">sasuke.sakura2017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Cruz William Saadam</text:p>
          </table:table-cell>
          <table:table-cell office:value-type="string" calcext:value-type="string">
            <text:p><text:a xlink:href="mailto:williamsadaam0@gmail.com" xlink:type="simple">williamsadaam0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Santiago Dalia</text:p>
          </table:table-cell>
          <table:table-cell table:style-name="ce2" office:value-type="string" calcext:value-type="string">
            <text:p><text:a xlink:href="mailto:dg4535927@gmail.com" xlink:type="simple">dg4535927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cía Valencia Luis Noé</text:p>
          </table:table-cell>
          <table:table-cell office:value-type="string" calcext:value-type="string">
            <text:p><text:a xlink:href="mailto:escor.gava00@hotmail.com" xlink:type="simple">escor.gava00@hot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ón García Elton Michel</text:p>
          </table:table-cell>
          <table:table-cell office:value-type="string" calcext:value-type="string">
            <text:p><text:a xlink:href="mailto:eltongirong@gmail.com" xlink:type="simple">eltongirong@gmail.com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zález Espinoza Eduardo</text:p>
          </table:table-cell>
          <table:table-cell office:value-type="string" calcext:value-type="string">
            <text:p><text:a xlink:href="mailto:eduardogonzalezespinoza1234@hotmail.com" xlink:type="simple">eduardogonzalezespinoza1234@hotmail.com</text:a></text:p>
          </table:table-cell>
          <table:table-cell table:number-columns-repeated="2"/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González Morales Sara Jhoana</text:p>
          </table:table-cell>
          <table:table-cell office:value-type="string" calcext:value-type="string">
            <text:p><text:a xlink:href="mailto:sarajhoana205@gmail.com" xlink:type="simple">sarajhoana205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erra Franklin Uriel Neftali</text:p>
          </table:table-cell>
          <table:table-cell office:value-type="string" calcext:value-type="string">
            <text:p><text:a xlink:href="mailto:urielfranklinn64@gmail.com" xlink:type="simple">urielfranklinn64@gmail.com</text:a>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Hernández Vásquez Crisanta</text:p>
          </table:table-cell>
          <table:table-cell office:value-type="string" calcext:value-type="string">
            <text:p><text:a xlink:href="mailto:crisa.2229@gmail.com" xlink:type="simple">crisa.2229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sús Guiddel Pérez Martínez <text:s/></text:p>
          </table:table-cell>
          <table:table-cell office:value-type="string" calcext:value-type="string">
            <text:p><text:a xlink:href="mailto:guiddel9825333@hotmail.com" xlink:type="simple">guiddel9825333@hot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árez Carrasco Alejandro Rafael</text:p>
          </table:table-cell>
          <table:table-cell office:value-type="string" calcext:value-type="string">
            <text:p><text:a xlink:href="mailto:akerman_11@hotmail.com" xlink:type="simple">akerman_11@hot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ópez Cortés Carlos Francisco</text:p>
          </table:table-cell>
          <table:table-cell office:value-type="string" calcext:value-type="string">
            <text:p><text:a xlink:href="mailto:car1050011@outlook.com" xlink:type="simple">car1050011@outlook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ópez Fienros Carlos Adán</text:p>
          </table:table-cell>
          <table:table-cell office:value-type="string" calcext:value-type="string">
            <text:p><text:a xlink:href="mailto:chilangosk88@hotmail.com" xlink:type="simple">chilangosk88@hot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la Singer</text:p>
          </table:table-cell>
          <table:table-cell table:style-name="ce3" office:value-type="string" calcext:value-type="string">
            <text:p><text:a xlink:href="mailto:iphigenianezvanova@gmail.com" xlink:type="simple">iphigenianezvanova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ínez Serrano Sergio Nicolás</text:p>
          </table:table-cell>
          <table:table-cell office:value-type="string" calcext:value-type="string">
            <text:p><text:a xlink:href="mailto:nmartnezserrano@gmail.com" xlink:type="simple">nmartnezserran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tínez Vásquez Andrea</text:p>
          </table:table-cell>
          <table:table-cell office:value-type="string" calcext:value-type="string">
            <text:p><text:a xlink:href="mailto:anddimv.26@outlook.com" xlink:type="simple">anddimv.26@outlook.com</text:a></text:p>
          </table:table-cell>
          <table:table-cell table:number-columns-repeated="2"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Mateos Aguilar Juan Emilio</text:p>
          </table:table-cell>
          <table:table-cell office:value-type="string" calcext:value-type="string">
            <text:p><text:a xlink:href="mailto:juane2553@gmail.com" xlink:type="simple">juane2553@gmail.com</text:a></text:p>
          </table:table-cell>
          <table:table-cell office:value-type="float" office:value="5.6" calcext:value-type="float">
            <text:p>5.6</text:p>
          </table:table-cell>
          <table:table-cell office:value-type="float" office:value="2.25" calcext:value-type="float">
            <text:p>2.25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office:value-type="string" calcext:value-type="string">
            <text:p>Melchor Gallegos Pablo Gregorio</text:p>
          </table:table-cell>
          <table:table-cell office:value-type="string" calcext:value-type="string">
            <text:p><text:a xlink:href="mailto:superpabloalrescate@gmail.com" xlink:type="simple">superpabloalrescate@gmail.com</text:a></text:p>
          </table:table-cell>
          <table:table-cell office:value-type="float" office:value="7.4" calcext:value-type="float">
            <text:p>7.4</text:p>
          </table:table-cell>
          <table:table-cell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éndez Ruíz María Magdalena</text:p>
          </table:table-cell>
          <table:table-cell office:value-type="string" calcext:value-type="string">
            <text:p><text:a xlink:href="mailto:mendez.magdalena855@gmail.com" xlink:type="simple">mendez.magdalena855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érez Ramírez Laura Guadalupe</text:p>
          </table:table-cell>
          <table:table-cell office:value-type="string" calcext:value-type="string">
            <text:p><text:a xlink:href="mailto:jace.mind.sculptor@outlook.es" xlink:type="simple">jace.mind.sculptor@outlook.es</text:a></text:p>
          </table:table-cell>
          <table:table-cell office:value-type="float" office:value="2.6" calcext:value-type="float">
            <text:p>2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iz Pacheco Mauro Aarón</text:p>
          </table:table-cell>
          <table:table-cell office:value-type="string" calcext:value-type="string">
            <text:p><text:a xlink:href="mailto:mauroaron9@gmail.com" xlink:type="simple">mauroaron9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Antonio Eduardo</text:p>
          </table:table-cell>
          <table:table-cell office:value-type="string" calcext:value-type="string">
            <text:p><text:a xlink:href="mailto:eduardo.sanchez.ant@hotmail.com" xlink:type="simple">eduardo.sanchez.ant@hot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Carmona Karen</text:p>
          </table:table-cell>
          <table:table-cell office:value-type="string" calcext:value-type="string">
            <text:p><text:a xlink:href="mailto:yemesnov1999@hotmail.es" xlink:type="simple">yemesnov1999@hotmail.es</text:a>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tiago Martínez José de Jesús</text:p>
          </table:table-cell>
          <table:table-cell office:value-type="string" calcext:value-type="string">
            <text:p><text:a xlink:href="mailto:santiagojose1819@gmail.com" xlink:type="simple">santiagojose1819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tiago Moreira Keiso</text:p>
          </table:table-cell>
          <table:table-cell office:value-type="string" calcext:value-type="string">
            <text:p><text:a xlink:href="mailto:keisoelunico2603@gmail.com" xlink:type="simple">keisoelunico2603@gmail.com</text:a></text:p>
          </table:table-cell>
          <table:table-cell office:value-type="float" office:value="2.8" calcext:value-type="float">
            <text:p>2.8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Sotelo Cid Guadalupe de la Paz</text:p>
          </table:table-cell>
          <table:table-cell office:value-type="string" calcext:value-type="string">
            <text:p><text:a xlink:href="mailto:lupis5sotelo@gmail.com" xlink:type="simple">lupis5sotelo@gmail.com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ncia Chavez Daniela Itzbao*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</table:table-row>
      </table:table>
      <table:named-expressions/>
      <table:database-ranges>
        <table:database-range table:name="__Anonymous_Sheet_DB__0" table:target-range-address="Hoja1.A1:Hoja1.B3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3:07:06.6945333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8:52:56.305644327</meta:creation-date>
    <dc:date>2019-06-10T13:25:40.483635467</dc:date>
    <meta:editing-duration>PT2H26M25S</meta:editing-duration>
    <meta:editing-cycles>9</meta:editing-cycles>
    <meta:generator>LibreOffice/5.2.7.2$Linux_X86_64 LibreOffice_project/20m0$Build-2</meta:generator>
    <meta:document-statistic meta:table-count="1" meta:cell-count="85" meta:object-count="0"/>
  </office:meta>
</office:document-meta>
</file>